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normal" style:font-weight-asian="normal" style:font-weight-complex="norm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Title">
      <style:paragraph-properties fo:text-align="end" style:justify-single-word="false"/>
      <style:text-properties fo:font-size="32pt" officeooo:paragraph-rsid="001b490c" style:font-size-asian="32pt" style:font-size-complex="32pt"/>
    </style:style>
    <style:style style:name="P4" style:family="paragraph" style:parent-style-name="Title">
      <style:paragraph-properties fo:text-align="end" style:justify-single-word="false"/>
      <style:text-properties fo:font-size="32pt" officeooo:rsid="001b490c" officeooo:paragraph-rsid="001b490c" style:font-size-asian="32pt" style:font-size-complex="32pt"/>
    </style:style>
    <style:style style:name="P5" style:family="paragraph" style:parent-style-name="Title">
      <style:paragraph-properties fo:margin-top="0cm" fo:margin-bottom="0.706cm" style:contextual-spacing="false" fo:text-align="end" style:justify-single-word="false"/>
      <style:text-properties fo:font-size="32pt" officeooo:paragraph-rsid="001b490c" style:font-size-asian="32pt" style:font-size-complex="32pt"/>
    </style:style>
    <style:style style:name="P6" style:family="paragraph" style:parent-style-name="Subtitle">
      <style:paragraph-properties fo:text-align="end" style:justify-single-word="false"/>
      <style:text-properties fo:font-size="14pt" officeooo:paragraph-rsid="001b490c" style:font-size-asian="14pt" style:font-size-complex="14pt"/>
    </style:style>
    <style:style style:name="P7" style:family="paragraph" style:parent-style-name="ByLine">
      <style:paragraph-properties fo:text-align="end" style:justify-single-word="false"/>
      <style:text-properties style:font-name="Arial" fo:font-size="14pt" fo:font-weight="bold" officeooo:paragraph-rsid="001b490c" style:font-size-asian="14pt" style:font-weight-asian="bold" style:font-size-complex="14pt" style:font-weight-complex="bold"/>
    </style:style>
    <style:style style:name="P8" style:family="paragraph" style:parent-style-name="ByLine">
      <style:paragraph-properties fo:text-align="end" style:justify-single-word="false"/>
      <style:text-properties fo:font-size="14pt" officeooo:paragraph-rsid="001b490c" style:font-size-asian="14pt" style:font-size-complex="14pt"/>
    </style:style>
    <style:style style:name="P9" style:family="paragraph" style:parent-style-name="Standard">
      <style:paragraph-properties fo:text-align="justify" style:justify-single-word="false"/>
      <style:text-properties style:font-name="Arial"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Reporte #2</text:p>
      <text:p text:style-name="P5"/>
      <text:p text:style-name="P5">Para</text:p>
      <text:p text:style-name="P3"/>
      <text:p text:style-name="P3">Control <text:s/>Pos-cosecha</text:p>
      <text:p text:style-name="P6"/>
      <text:p text:style-name="P8">Versión 1.0 Beta</text:p>
      <text:p text:style-name="P8"/>
      <text:p text:style-name="P8">Preparado por Maikol P.A – Rony O</text:p>
      <text:p text:style-name="P8"/>
      <text:p text:style-name="P8">M&amp;R</text:p>
      <text:p text:style-name="P8"/>
      <text:p text:style-name="P8">05/05/2014</text:p>
      <text:p text:style-name="P8"/>
      <text:p text:style-name="P8"/>
      <text:p text:style-name="P8"/>
      <text:p text:style-name="P8"/>
      <text:p text:style-name="P8"/>
      <text:p text:style-name="P7"/>
      <text:p text:style-name="P2"/>
      <text:p text:style-name="P2"/>
      <text:p text:style-name="P2"><text:soft-page-break/></text:p>
      <text:p text:style-name="P2">REPORTE #2</text:p>
      <text:p text:style-name="P2"/>
      <text:p text:style-name="P2"/>
      <text:p text:style-name="P2"/>
      <text:p text:style-name="P9">En este segundo avance se elaboraron los documentos de caso de uso y reporte de software, para concluir estos documentos necesitamos reunirnos varias veces y con esto finalizar así de la mejor manera.</text:p>
      <text:p text:style-name="P9"/>
      <text:p text:style-name="P9">Primero se elaboro el documento caso de usos, para lo cual debimos realizar dos visitas a la empresa, la primera visita fue el 14/04/2014 donde aclaramos dudas en general, ademas de solicitar la información necesaria, no obstante después <text:s/>de esta visita nos dimos cuenta que aun no estábamos totalmente esclarecidos por lo que <text:s/>realizamos una visita extraordinaria para verificar que nuestro documento fuera correcto ademas de agregarle información adicional, esta visita <text:s/>fue realizada el <text:s/>02/05/2014 , ya <text:s/>con esta ultima visita logramos afinar detalles para completar el documento de caso de usos.</text:p>
      <text:p text:style-name="P9"/>
      <text:p text:style-name="P9">El reporte de software lo elaboramos con una prioridad secundaria siendo el caso de usos la principal, no obstante conjuntamente, al realizar un caso de uso se determinaba el reporte correspondiente para así concretar ambos documentos en el tiempo establecido, para este documento también fue de vital importancia el haber realizados las dos visitas a la empresa Del Huerto S.A.</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itle" style:family="paragraph" style:parent-style-name="Standard" style:next-style-name="Subtitle" style:class="chapter">
      <style:paragraph-properties fo:margin-top="0cm" fo:margin-bottom="0.423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yLine" style:family="paragraph" style:parent-style-name="Title">
      <style:text-properties fo:font-size="14pt" style:font-size-asian="14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ikol P A</meta:initial-creator>
    <meta:creation-date>2014-03-15T20:56:37.02</meta:creation-date>
    <dc:date>2014-06-09T00:58:18.543000000</dc:date>
    <meta:editing-duration>PT9M47S</meta:editing-duration>
    <meta:editing-cycles>3</meta:editing-cycles>
    <meta:generator>LibreOffice/4.2.0.4$Windows_x86 LibreOffice_project/05dceb5d363845f2cf968344d7adab8dcfb2ba71</meta:generator>
    <meta:document-statistic meta:table-count="0" meta:image-count="0" meta:object-count="0" meta:page-count="2" meta:paragraph-count="11" meta:word-count="203" meta:character-count="1284" meta:non-whitespace-character-count="1085"/>
  </office:meta>
</office:document-meta>
</file>